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RANA BENITEZ YSABEL HERMELIND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RANA BENITEZ YSABEL HERMELIN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ANA BENITEZ, RUTH ZARE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ILARIO NINAHUAMAN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79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55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